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I created and included a custom Or16Way cdl file for the ALU, which i preferred to using Or8Way twice. Everything work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04.83</meta:generator>
  </office:meta>
</office:document-meta>
</file>